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5C000091050000668AD5B0770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stronomie-title">
      <style:graphic-properties draw:auto-grow-height="true" fo:min-height="3.507cm"/>
    </style:style>
    <style:style style:name="pr2" style:family="presentation" style:parent-style-name="Astronomie-subtitle">
      <style:graphic-properties draw:fill-color="#ffffff" fo:min-height="13.61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09cm"/>
    </style:style>
    <style:style style:name="pr5" style:family="presentation" style:parent-style-name="Astronomie-title">
      <style:graphic-properties fo:min-height="3.256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stronomie" presentation:presentation-page-layout-name="AL1T0">
        <draw:frame presentation:style-name="pr1" draw:layer="layout" svg:width="25.199cm" svg:height="4.387cm" svg:x="1.4cm" svg:y="0.397cm" presentation:class="title">
          <draw:text-box>
            <text:p>Les grands observatoires dans le monde</text:p>
          </draw:text-box>
        </draw:frame>
        <draw:frame presentation:style-name="pr2" draw:layer="layout" svg:width="25.199cm" svg:height="13.61cm" svg:x="1.4cm" svg:y="5.039cm" presentation:class="subtitle">
          <draw:text-box>
            <text:p><text:span text:style-name="T1">Club astronomie de Quint-Fonsegrives</text:span></text:p>
            <text:p><text:span text:style-name="T1"/></text:p>
            <text:p><text:span text:style-name="T1">Voyage autour du monde des observatoi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SALT, Afrique du Su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1 mètres (91 miroirs hexagonaux)</text:p>
              </text:list-item>
              <text:list-item>
                <text:p>Depuis 2005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Astronomie" presentation:presentation-page-layout-name="AL2T1">
        <draw:frame presentation:style-name="pr5" draw:layer="layout" svg:width="25.199cm" svg:height="4.387cm" svg:x="1.4cm" svg:y="0.397cm" presentation:class="title" presentation:user-transformed="true">
          <draw:text-box>
            <text:p>Plateau de la Silla, Chili (ESO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5 télescopes à 2450m d'altitude</text:p>
              </text:list-item>
              <text:list-item>
                <text:p>Depuis 197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Le VLT, Chili(ESO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sert d'Atacama au Chili</text:p>
              </text:list-item>
              <text:list-item>
                <text:p>Paranal</text:p>
              </text:list-item>
              <text:list-item>
                <text:p>4 télescopes de 8 mètres de diamètre</text:p>
              </text:list-item>
              <text:list-item>
                <text:p>Entre 1998 et 200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Astronomie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Hawaï, Mauna Ke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4150 m d'altitude</text:p>
              </text:list-item>
              <text:list-item>
                <text:p>Subaru : 1 miroir de 8 mètres de diamètres en une seule pièce</text:p>
              </text:list-item>
              <text:list-item>
                <text:p>Kecks 2x9,8 m de diamètre</text:p>
              </text:list-item>
              <text:list-item>
                <text:p>CFHT (Caméra spéciale) Diamètre 3,6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Astronomie" presentation:presentation-page-layout-name="AL2T1">
        <draw:frame presentation:style-name="pr1" draw:layer="layout" svg:width="25.199cm" svg:height="4.387cm" svg:x="1.4cm" svg:y="0.397cm" presentation:class="title">
          <draw:text-box>
            <text:p>La Palma, Canaries, Espag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400 mètres d'altitude (Roque de los muchachos)</text:p>
              </text:list-item>
              <text:list-item>
                <text:p>GTC 10,4 m de diamè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stronomie" presentation:presentation-page-layout-name="AL2T1">
        <draw:frame presentation:style-name="pr5" draw:layer="layout" svg:width="25.199cm" svg:height="4.387cm" svg:x="1.4cm" svg:y="0.397cm" presentation:class="title" presentation:user-transformed="true">
          <draw:text-box>
            <text:p>Mont Hopkins, Arizon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ple Mirror Telescope</text:p>
              </text:list-item>
              <text:list-item>
                <text:p>1979</text:p>
              </text:list-item>
              <text:list-item>
                <text:p>2600 m d'altitude (Mont Hopkins)</text:p>
              </text:list-item>
              <text:list-item>
                <text:p>Depuis 1996, un seul miroir de 6,5 m de diamètre → Monolithic Mirror Telescope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Astronomie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Arecibo, Porto Ric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dio téléscope </text:p>
              </text:list-item>
              <text:list-item>
                <text:p>305 mètres de diamètre</text:p>
              </text:list-item>
              <text:list-item>
                <text:p>Première émission en 197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Astronomie" presentation:presentation-page-layout-name="AL2T1">
        <draw:frame presentation:style-name="pr5" draw:layer="layout" svg:width="25.199cm" svg:height="4.387cm" svg:x="1.4cm" svg:y="0.397cm" presentation:class="title" presentation:user-transformed="true">
          <draw:text-box>
            <text:p>Mont Graham, Arizon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rge Binocular Telescope (LBT)</text:p>
              </text:list-item>
              <text:list-item>
                <text:p>3170 m d'altitude</text:p>
              </text:list-item>
              <text:list-item>
                <text:p>2 miroirs de 8,4 mètres de diamètre ~ 11,8 mètr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Pic du Midi, Fran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puis plus d'un siècle</text:p>
              </text:list-item>
              <text:list-item>
                <text:p>Etude du soleil</text:p>
              </text:list-item>
              <text:list-item>
                <text:p>L'activité ba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Astronomie" presentation:presentation-page-layout-name="AL2T1">
        <draw:frame presentation:style-name="pr5" draw:layer="layout" svg:width="25.199cm" svg:height="4.387cm" svg:x="1.4cm" svg:y="0.397cm" presentation:class="title" presentation:user-transformed="true">
          <draw:text-box>
            <text:p>St Martin d'Here, Plateau de Bure, Fran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dio télescope, ondes millimétriques</text:p>
              </text:list-item>
              <text:list-item>
                <text:p>Rayonnement des gaz froi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Nouveau Mexique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 Sloan Digital Sky Survey permet de faire de la cartographie stellaire (100 millions d'étoiles et de galax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Astronomie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Kitt Peak, USA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VLA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Astronomie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Concordia, Antarctiqu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ite en cours de qualification</text:p>
              </text:list-item>
              <text:list-item>
                <text:p>Plusieurs expériences</text:p>
              </text:list-item>
              <text:list-item>
                <text:p>Ciel exceptio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Et dans l'espa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ubble</text:p>
              </text:list-item>
              <text:list-item>
                <text:p>COROT et Kepler</text:p>
              </text:list-item>
              <text:list-item>
                <text:p>James Webb Telescope</text:p>
              </text:list-item>
              <text:list-item>
                <text:p>Gaïa (Précision 1 millionième de seconde d'ar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Et demain 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'E-E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Astronomie" presentation:presentation-page-layout-name="AL2T1">
        <draw:frame presentation:style-name="pr1" draw:layer="layout" svg:width="25.199cm" svg:height="3.507cm" svg:x="1.4cm" svg:y="0.837cm" presentation:class="title">
          <draw:text-box>
            <text:p>Ressour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kipedia</text:p>
                <text:list>
                  <text:list-item>
                    <text:p><text:a xlink:href="http://fr.wikipedia.org/wiki/Liste_des_plus_grands_télescopes">http://fr.wikipedia.org/wiki/Liste_des_plus_grands_t%C3%A9lescopes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D5B0770A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stronomie-background" style:family="presentation">
      <style:graphic-properties draw:stroke="none" draw:fill="bitmap" draw:fill-color="#e6e6ff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bold" style:letter-kerning="true" style:font-family-asian="'DejaVu Sans'" style:font-family-generic-asian="system" style:font-pitch-asian="variable" style:font-size-asian="44pt" style:font-style-asian="italic" style:font-weight-asian="bold" style:font-family-complex="'DejaVu Sans'" style:font-family-generic-complex="system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e6e6ff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stronomie" style:page-layout-name="PM1" draw:style-name="Mdp2"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-Christophe Arnu</meta:initial-creator>
    <meta:creation-date>2010-07-27T20:44:59</meta:creation-date>
    <meta:editing-duration>PT19H07M34S</meta:editing-duration>
    <meta:editing-cycles>7</meta:editing-cycles>
    <dc:date>2010-09-03T22:06:06</dc:date>
    <dc:creator>Jean-Christophe Arnu</dc:creator>
    <meta:generator>OpenOffice.org/3.2$Unix OpenOffice.org_project/320m12$Build-9483</meta:generator>
    <meta:document-statistic meta:object-count="104"/>
  </office:meta>
</office:document-meta>
</file>